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1bf317" officeooo:paragraph-rsid="001bf31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2c47" officeooo:paragraph-rsid="00332c4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332c4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32c47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34a73c" officeooo:paragraph-rsid="00332c47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55fbb" officeooo:paragraph-rsid="00355fb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518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97f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332c4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d23" style:font-weight-asian="bold" style:font-weight-complex="bold"/>
    </style:style>
    <style:style style:name="T3" style:family="text">
      <style:text-properties fo:font-weight="bold" officeooo:rsid="00355fbb" style:font-weight-asian="bold" style:font-weight-complex="bold"/>
    </style:style>
    <style:style style:name="T4" style:family="text">
      <style:text-properties fo:font-weight="bold" officeooo:rsid="00370de8" style:font-weight-asian="bold" style:font-weight-complex="bold"/>
    </style:style>
    <style:style style:name="T5" style:family="text">
      <style:text-properties fo:font-weight="bold" officeooo:rsid="00382101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1531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21111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32c47" style:font-size-asian="12pt" style:font-weight-asian="bold" style:font-size-complex="12pt" style:font-weight-complex="bold"/>
    </style:style>
    <style:style style:name="T12" style:family="text">
      <style:text-properties fo:font-weight="normal" style:letter-kerning="true" style:font-weight-asian="normal"/>
    </style:style>
    <style:style style:name="T13" style:family="text">
      <style:text-properties fo:font-weight="normal" officeooo:rsid="000fe8b2" style:letter-kerning="true" style:font-weight-asian="normal"/>
    </style:style>
    <style:style style:name="T14" style:family="text">
      <style:text-properties fo:font-weight="normal" officeooo:rsid="0034a73c" style:letter-kerning="true" style:font-weight-asian="normal"/>
    </style:style>
    <style:style style:name="T15" style:family="text">
      <style:text-properties fo:font-weight="normal" officeooo:rsid="0026d26c" style:letter-kerning="true" style:font-weight-asian="normal"/>
    </style:style>
    <style:style style:name="T16" style:family="text">
      <style:text-properties style:text-line-through-style="solid" style:text-line-through-type="single" fo:font-weight="normal" officeooo:rsid="0034a73c" style:letter-kerning="true" style:font-weight-asian="normal"/>
    </style:style>
    <style:style style:name="T17" style:family="text">
      <style:text-properties officeooo:rsid="003397f7"/>
    </style:style>
    <style:style style:name="T18" style:family="text">
      <style:text-properties officeooo:rsid="00346d5b"/>
    </style:style>
    <style:style style:name="T19" style:family="text">
      <style:text-properties officeooo:rsid="00355fbb"/>
    </style:style>
    <style:style style:name="T20" style:family="text">
      <style:text-properties officeooo:rsid="003821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4</text:span><text:span text:style-name="T11">0</text:span><text:span text:style-name="T10">1</text:span><text:span text:style-name="T6"> - </text:span><text:span text:style-name="T7">A/</text:span><text:span text:style-name="T8">A</text:span><text:span text:style-name="T7"> - </text:span><text:span text:style-name="T11">Gun and </text:span><text:span text:style-name="T9">Sidewinder</text:span></text:p>
      <text:p text:style-name="P1"/>
      <text:p text:style-name="P3">AKAN 30/55 gun pods<text:span text:style-name="T18"> -- 30 mm, 150 rounds per pod</text:span></text:p>
      <text:list xml:id="list833076505" text:style-name="L1">
        <text:list-item>
          <text:p text:style-name="P7"><text:span text:style-name="T1">Weapon Selector</text:span> dial ... <text:span text:style-name="T1">AKAN JAKT</text:span></text:p>
        </text:list-item>
        <text:list-item>
          <text:p text:style-name="P7"><text:span text:style-name="T1">Master Mode</text:span> dial ... <text:span text:style-name="T1">ANF</text:span></text:p>
        </text:list-item>
        <text:list-item>
          <text:p text:style-name="P7"><text:span text:style-name="T1">Radar</text:span> ... <text:span text:style-name="T1">ON</text:span> in <text:span text:style-name="T1">A1</text:span> mode (PPI display) (<text:span text:style-name="T3">Flaps Lever Middle</text:span>)</text:p>
        </text:list-item>
        <text:list-item>
          <text:p text:style-name="P7"><text:span text:style-name="T19">P</text:span>ut dot on target and press Radar T1 detent (<text:span text:style-name="T5">trigger half-pull</text:span>) to lock radar and provide ranging.</text:p>
        </text:list-item>
      </text:list>
      <text:list text:style-name="L2">
        <text:list-item>
          <text:list>
            <text:list-item>
              <text:p text:style-name="P8">Or set manual wingspan with Weapon Interval dial, sets wingspan in meters. <text:s/>Wingspan markers show visual span at 500 m.</text:p>
            </text:list-item>
          </text:list>
        </text:list-item>
      </text:list>
      <text:list xml:id="list95135940833927" text:continue-list="list833076505" text:style-name="L1">
        <text:list-item>
          <text:p text:style-name="P7">Does not calculate lead, only drop based on range??</text:p>
        </text:list-item>
        <text:list-item>
          <text:p text:style-name="P11">Hold Trigger Unsafe. Fire when the time/distance line reaches the event markers, or wingspan markers envelop the target. </text:p>
        </text:list-item>
        <text:list-item>
          <text:p text:style-name="P7">Press Trigger 2nd detent to fire.</text:p>
        </text:list-item>
      </text:list>
      <text:p text:style-name="P2"/>
      <text:p text:style-name="P3">RB 24, RB 24J, RB 74 Sidewinders</text:p>
      <text:list xml:id="list3235262902" text:style-name="L3">
        <text:list-item>
          <text:p text:style-name="P12">Select Sidewinders:</text:p>
          <text:list>
            <text:list-item>
              <text:p text:style-name="P9">Press <text:span text:style-name="T2">Autothrottle disconnect/IR-missile fast select</text:span> (<text:span text:style-name="T4">Dish Hat Down</text:span>) to select Sidewinders.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0">Subsequent presses cycle through stations. <text:s/>Selected station is shown in data readout with flashing number.</text:p>
                </text:list-item>
              </text:list>
            </text:list-item>
          </text:list>
        </text:list-item>
      </text:list>
      <text:list xml:id="list95135583448889" text:continue-list="list3235262902" text:style-name="L3">
        <text:list-item>
          <text:list>
            <text:list-item>
              <text:p text:style-name="P12">Or set <text:span text:style-name="T1">Weapon Selector</text:span> dial to <text:span text:style-name="T1">IR-RB</text:span>.</text:p>
            </text:list-item>
          </text:list>
        </text:list-item>
        <text:list-item>
          <text:p text:style-name="P12"><text:span text:style-name="T1">Trigger Unsafe</text:span> (<text:span text:style-name="T5">Flip-Down Trigger Active</text:span>)<text:span text:style-name="T17">.</text:span></text:p>
        </text:list-item>
        <text:list-item>
          <text:p text:style-name="P13">Put target inside missile boresight area on HUD (between the 3 vertical lines).</text:p>
        </text:list-item>
        <text:list-item>
          <text:p text:style-name="P12">When you have a higher pitched tone, press <text:span text:style-name="T1">Uncage</text:span> button (<text:span text:style-name="T4">Red Pinky Button</text:span>) to uncage the seeker head. <text:s/>Ring indicator should appear on the target.</text:p>
        </text:list-item>
        <text:list-item>
          <text:p text:style-name="P12"><text:span text:style-name="T20">Pull</text:span> <text:span text:style-name="T5">Flip-down Trigger</text:span> to fire.</text:p>
        </text:list-item>
      </text:list>
      <text:p text:style-name="P2"/>
      <text:p text:style-name="P6">Stores info</text:p>
      <text:list text:style-name="L5">
        <text:list-item>
          <text:p text:style-name="P14"><text:span text:style-name="T12">RB 24</text:span><text:span text:style-name="T16"><text:tab/><text:tab/><text:tab/></text:span><text:span text:style-name="T12">AIM-9</text:span><text:span text:style-name="T13">B (rear aspect)</text:span></text:p>
        </text:list-item>
        <text:list-item>
          <text:p text:style-name="P14"><text:span text:style-name="T12">RB 24J</text:span><text:span text:style-name="T14"><text:tab/></text:span><text:span text:style-name="T16"><text:tab/><text:tab/></text:span><text:span text:style-name="T13">AIM-9J or </text:span><text:span text:style-name="T12">AIM-9P3 (rear aspect, </text:span><text:span text:style-name="T15">but </text:span><text:span text:style-name="T13">longer range </text:span><text:span text:style-name="T15">and</text:span><text:span text:style-name="T13"> </text:span><text:span text:style-name="T15">better seeker</text:span><text:span text:style-name="T12">)</text:span></text:p>
        </text:list-item>
        <text:list-item>
          <text:p text:style-name="P14"><text:span text:style-name="T12">RB 74</text:span><text:span text:style-name="T16"><text:tab/><text:tab/><text:tab/></text:span><text:span text:style-name="T12">AIM-9L (all aspect)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9-23T09:51:33.879000000</dc:date>
    <meta:editing-duration>PT6H3M19S</meta:editing-duration>
    <meta:editing-cycles>4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3" meta:word-count="244" meta:character-count="1376" meta:non-whitespace-character-count="1164"/>
  </office:meta>
</office:document-meta>
</file>